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Times New Roman" style:font-name-complex="Times New Roman"/>
    </style:style>
    <style:style style:name="T2" style:parent-style-name="StrongEmphasis" style:family="text">
      <style:text-properties style:font-name="Times New Roman" style:font-name-complex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3" style:parent-style-name="StrongEmphasis" style:family="text">
      <style:text-properties style:font-name="Times New Roman" style:font-name-complex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Times New Roman" style:font-name-complex="Times New Roman"/>
    </style:style>
    <style:style style:name="T5" style:parent-style-name="StrongEmphasis" style:family="text">
      <style:text-properties style:font-name="Times New Roman" style:font-name-complex="Times New Roman" fo:font-weight="normal" style:font-weight-asian="normal" style:font-weight-complex="normal" style:text-underline-type="single" style:text-underline-style="solid" style:text-underline-width="auto" style:text-underline-mode="continuous"/>
    </style:style>
    <style:style style:name="T6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7" style:parent-style-name="Textbody" style:family="paragraph">
      <style:paragraph-properties fo:margin-bottom="0i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SourceTex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SourceText" style:family="text">
      <style:text-properties style:font-name="Times New Roman" style:font-name-complex="Times New Roman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P14" style:parent-style-name="Textbody" style:family="paragraph">
      <style:text-properties style:font-name="Times New Roman" style:font-name-complex="Times New Roman"/>
    </style:style>
    <style:style style:name="P15" style:parent-style-name="Textbody" style:family="paragraph">
      <style:text-properties style:font-name="Times New Roman" style:font-name-complex="Times New Roman"/>
    </style:style>
    <style:style style:name="P16" style:parent-style-name="Textbody" style:family="paragraph">
      <style:text-properties style:font-name="Times New Roman" style:font-name-complex="Times New Roman"/>
    </style:style>
    <style:style style:name="T17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18" style:parent-style-name="Textbody" style:family="paragraph">
      <style:paragraph-properties fo:margin-bottom="0in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T20" style:parent-style-name="SourceTex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SourceTex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P25" style:parent-style-name="Textbody" style:family="paragraph">
      <style:text-properties style:font-name="Times New Roman" style:font-name-complex="Times New Roman"/>
    </style:style>
    <style:style style:name="P26" style:parent-style-name="Textbody" style:family="paragraph">
      <style:text-properties style:font-name="Times New Roman" style:font-name-complex="Times New Roman"/>
    </style:style>
    <style:style style:name="T27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28" style:parent-style-name="Textbody" style:family="paragraph">
      <style:paragraph-properties fo:margin-bottom="0i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SourceTex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SourceTex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P35" style:parent-style-name="Textbody" style:family="paragraph">
      <style:text-properties style:font-name="Times New Roman" style:font-name-complex="Times New Roman"/>
    </style:style>
    <style:style style:name="P36" style:parent-style-name="Textbody" style:family="paragraph">
      <style:text-properties style:font-name="Times New Roman" style:font-name-complex="Times New Roman"/>
    </style:style>
    <style:style style:name="T37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38" style:parent-style-name="Textbody" style:family="paragraph">
      <style:paragraph-properties fo:margin-bottom="0i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SourceTex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SourceText" style:family="text">
      <style:text-properties style:font-name="Times New Roman" style:font-name-complex="Times New Roman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P45" style:parent-style-name="Textbody" style:family="paragraph">
      <style:text-properties style:font-name="Times New Roman" style:font-name-complex="Times New Roman"/>
    </style:style>
    <style:style style:name="P46" style:parent-style-name="Textbody" style:family="paragraph">
      <style:text-properties style:font-name="Times New Roman" style:font-name-complex="Times New Roman"/>
    </style:style>
    <style:style style:name="T47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48" style:parent-style-name="Textbody" style:family="paragraph">
      <style:paragraph-properties fo:margin-bottom="0in"/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T50" style:parent-style-name="SourceText" style:family="text">
      <style:text-properties style:font-name="Times New Roman" style:font-name-complex="Times New Roman"/>
    </style:style>
    <style:style style:name="T51" style:parent-style-name="DefaultParagraphFont" style:family="text">
      <style:text-properties style:font-name="Times New Roman" style:font-name-complex="Times New Roman"/>
    </style:style>
    <style:style style:name="P52" style:parent-style-name="Textbody" style:family="paragraph">
      <style:text-properties style:font-name="Times New Roman" style:font-name-complex="Times New Roman"/>
    </style:style>
    <style:style style:name="P53" style:parent-style-name="Textbody" style:family="paragraph">
      <style:text-properties style:font-name="Times New Roman" style:font-name-complex="Times New Roman"/>
    </style:style>
    <style:style style:name="T54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55" style:parent-style-name="Textbody" style:family="paragraph">
      <style:paragraph-properties fo:margin-bottom="0in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T57" style:parent-style-name="DefaultParagraphFont" style:family="text">
      <style:text-properties style:font-name="Times New Roman" style:font-name-complex="Times New Roman" fo:color="#1F1F1F"/>
    </style:style>
    <style:style style:name="T58" style:parent-style-name="DefaultParagraphFont" style:family="text">
      <style:text-properties style:font-name="Times New Roman" style:font-name-complex="Times New Roman"/>
    </style:style>
    <style:style style:name="T59" style:parent-style-name="DefaultParagraphFont" style:family="text">
      <style:text-properties style:font-name="Times New Roman" style:font-name-complex="Times New Roman"/>
    </style:style>
    <style:style style:name="T60" style:parent-style-name="SourceText" style:family="text">
      <style:text-properties style:font-name="Times New Roman" style:font-name-complex="Times New Roman"/>
    </style:style>
    <style:style style:name="T61" style:parent-style-name="DefaultParagraphFont" style:family="text">
      <style:text-properties style:font-name="Times New Roman" style:font-name-complex="Times New Roman"/>
    </style:style>
    <style:style style:name="T62" style:parent-style-name="SourceText" style:family="text">
      <style:text-properties style:font-name="Times New Roman" style:font-name-complex="Times New Roman"/>
    </style:style>
    <style:style style:name="T63" style:parent-style-name="DefaultParagraphFont" style:family="text">
      <style:text-properties style:font-name="Times New Roman" style:font-name-complex="Times New Roman"/>
    </style:style>
    <style:style style:name="P64" style:parent-style-name="Textbody" style:family="paragraph">
      <style:text-properties style:font-name="Times New Roman" style:font-name-complex="Times New Roman"/>
    </style:style>
    <style:style style:name="P65" style:parent-style-name="Textbody" style:family="paragraph">
      <style:text-properties style:font-name="Times New Roman" style:font-name-complex="Times New Roman"/>
    </style:style>
    <style:style style:name="T66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67" style:parent-style-name="Textbody" style:family="paragraph">
      <style:paragraph-properties fo:margin-bottom="0in"/>
      <style:text-properties style:font-name="Times New Roman" style:font-name-complex="Times New Roman"/>
    </style:style>
    <style:style style:name="P68" style:parent-style-name="Textbody" style:family="paragraph">
      <style:text-properties style:font-name="Times New Roman" style:font-name-complex="Times New Roman"/>
    </style:style>
    <style:style style:name="P69" style:parent-style-name="Textbody" style:family="paragraph">
      <style:text-properties style:font-name="Times New Roman" style:font-name-complex="Times New Roman"/>
    </style:style>
    <style:style style:name="P70" style:parent-style-name="Textbody" style:family="paragraph">
      <style:text-properties style:font-name="Times New Roman" style:font-name-complex="Times New Roman"/>
    </style:style>
    <style:style style:name="T71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72" style:parent-style-name="Textbody" style:family="paragraph">
      <style:paragraph-properties fo:margin-bottom="0in"/>
    </style:style>
    <style:style style:name="T73" style:parent-style-name="DefaultParagraphFont" style:family="text">
      <style:text-properties style:font-name="Times New Roman" style:font-name-complex="Times New Roman"/>
    </style:style>
    <style:style style:name="T74" style:parent-style-name="DefaultParagraphFont" style:family="text">
      <style:text-properties style:font-name="Times New Roman" style:font-name-complex="Times New Roman" fo:color="#1F1F1F"/>
    </style:style>
    <style:style style:name="T75" style:parent-style-name="DefaultParagraphFont" style:family="text">
      <style:text-properties style:font-name="Times New Roman" style:font-name-complex="Times New Roman"/>
    </style:style>
    <style:style style:name="P76" style:parent-style-name="Textbody" style:family="paragraph">
      <style:text-properties style:font-name="Times New Roman" style:font-name-complex="Times New Roman"/>
    </style:style>
    <style:style style:name="P77" style:parent-style-name="Textbody" style:family="paragraph">
      <style:text-properties style:font-name="Times New Roman" style:font-name-complex="Times New Roman"/>
    </style:style>
    <style:style style:name="P78" style:parent-style-name="Textbody" style:family="paragraph">
      <style:text-properties style:font-name="Times New Roman" style:font-name-complex="Times New Roman"/>
    </style:style>
    <style:style style:name="T79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80" style:parent-style-name="Textbody" style:family="paragraph">
      <style:paragraph-properties fo:margin-bottom="0in"/>
      <style:text-properties style:font-name="Times New Roman" style:font-name-complex="Times New Roman"/>
    </style:style>
    <style:style style:name="P81" style:parent-style-name="Textbody" style:family="paragraph">
      <style:text-properties style:font-name="Times New Roman" style:font-name-complex="Times New Roman"/>
    </style:style>
    <style:style style:name="P82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/>
      <text:p text:style-name="Textbody"><text:span text:style-name="T2">Assignment-2</text:span></text:p>
      <text:p text:style-name="Textbody"><text:span text:style-name="T3">Locators In Selenium</text:span></text:p>
      <text:p text:style-name="P4"/>
      <text:p text:style-name="Textbody"><text:span text:style-name="T5">URL: http://www.automationpractice.pl/index.php</text:span></text:p>
      <text:p text:style-name="Textbody"><text:span text:style-name="T6">Question:1</text:span></text:p>
      <text:p text:style-name="P7"><text:span text:style-name="T8">i)Locate a search bar on the page using its<text:s/></text:span><text:span text:style-name="T9">ID</text:span><text:span text:style-name="T10">. Enter the term “search box” and submit the search.</text:span></text:p>
      <text:p text:style-name="Textbody"><text:span text:style-name="T11">ii) What are the advantages of using an<text:s/></text:span><text:span text:style-name="T12">ID</text:span><text:span text:style-name="T13"><text:s/>locator? When might it not be the best choice?</text:span></text:p>
      <text:p text:style-name="P14">import time<text:line-break/>from selenium import webdriver<text:line-break/>from selenium.webdriver.common.by import By<text:line-break/>from selenium.webdriver.chrome.service import Service<text:line-break/><text:line-break/>sobj=Service(r"D:\BEBO-tech\drivers\chromedriver-win64\chromedriver.exe")<text:line-break/>driver=webdriver.Chrome(service=sobj)<text:line-break/>driver.get("http://www.automationpractice.pl/index.php")<text:line-break/>driver.find_element(By.XPATH,"//*[@class='_blank']").click()<text:line-break/>time.sleep(2)</text:p>
      <text:p text:style-name="P15"/>
      <text:p text:style-name="P16"/>
      <text:p text:style-name="Textbody"><text:span text:style-name="T17">Question:2</text:span></text:p>
      <text:p text:style-name="P18"><text:span text:style-name="T19">i) Locate a Search button or input field using the<text:s/></text:span><text:span text:style-name="T20">name</text:span><text:span text:style-name="T21"><text:s/>attribute. Perform an action (e.g., clicking or entering text).</text:span></text:p>
      <text:p text:style-name="Textbody"><text:span text:style-name="T22">ii) How does Selenium handle multiple elements with the same<text:s/></text:span><text:span text:style-name="T23">name</text:span><text:span text:style-name="T24"><text:s/>attribute?</text:span></text:p>
      <text:p text:style-name="P25">import time<text:line-break/>from selenium import webdriver<text:line-break/>from selenium.webdriver.common.by import By<text:line-break/>from selenium.webdriver.chrome.service import Service<text:line-break/><text:line-break/><text:line-break/>sobj=Service(r"D:\BEBO-tech\drivers\chromedriver-win64\chromedriver.exe")<text:line-break/>driver=webdriver.Chrome(service=sobj)<text:line-break/>driver.get("http://www.automationpractice.pl/index.php")<text:line-break/>searchBox=driver.find_element(By.NAME,"search_query")<text:line-break/>searchBox.send_keys("search box")<text:line-break/>time.sleep(2)<text:line-break/>clk=driver.find_element(By.NAME,"submit_search")<text:line-break/>clk.click()</text:p>
      <text:p text:style-name="P26"/>
      <text:p text:style-name="Textbody"><text:span text:style-name="T27">Question:3</text:span></text:p>
      <text:p text:style-name="P28"><text:span text:style-name="T29">i) Locate an element (like a "Sign In" button) using its<text:s/></text:span><text:span text:style-name="T30">class name</text:span><text:span text:style-name="T31"><text:s/>and perform a click action.</text:span></text:p>
      <text:p text:style-name="Textbody"><text:span text:style-name="T32">ii) What limitations might you encounter when using<text:s/></text:span><text:span text:style-name="T33">class name</text:span><text:span text:style-name="T34"><text:s/>as a locator?</text:span></text:p>
      <text:p text:style-name="P35">import time<text:line-break/><text:line-break/>from selenium import webdriver<text:line-break/>from selenium.webdriver.chrome.service import Service<text:line-break/>from selenium.webdriver.common.by import By<text:line-break/><text:line-break/>serviceObj=Service(r"D:\BEBO-tech\drivers\chromedriver-win64\chromedriver.exe")<text:line-break/>dr=webdriver.Chrome(service=serviceObj)<text:line-break/>dr.get("http://www.automationpractice.pl/index.php?controller=authentication&amp;back=my-account")<text:line-break/># signup<text:line-break/><text:line-break/>sEmail=dr.find_element(By.CLASS_NAME,"is_required")<text:line-break/>sEmail.send_keys("satwinder@gmail.com")<text:line-break/>time.sleep(3)<text:line-break/><text:line-break/>dr.find_element(By.ID,"SubmitCreate").click()<text:line-break/>time.sleep(3)</text:p>
      <text:p text:style-name="P36"/>
      <text:p text:style-name="Textbody"><text:span text:style-name="T37">Question:4</text:span></text:p>
      <text:p text:style-name="P38"><text:span text:style-name="T39">Find an element by its tag name (e.g., finding the first<text:s/></text:span><text:span text:style-name="T40">&lt;h1&gt;</text:span><text:span text:style-name="T41"><text:s/>on the page) and print its text content.</text:span></text:p>
      <text:p text:style-name="Textbody"><text:span text:style-name="T42">In what scenarios is<text:s/></text:span><text:span text:style-name="T43">tag name</text:span><text:span text:style-name="T44"><text:s/>most useful as a locator?</text:span></text:p>
      <text:p text:style-name="P45"><text:line-break/>from selenium import webdriver<text:line-break/>from selenium.webdriver.chrome.service import Service<text:line-break/>from selenium.webdriver.common.by import By<text:line-break/><text:line-break/>serviceObj=Service(r"D:\BEBO-tech\drivers\chromedriver-win64\chromedriver.exe")<text:line-break/>dr=webdriver.Chrome(service=serviceObj)<text:line-break/>dr.get("http://www.automationpractice.pl/index.php")<text:line-break/># signup<text:line-break/><text:line-break/>h1=dr.find_element(By.TAG_NAME,"h3").text<text:line-break/>print(h1)</text:p>
      <text:p text:style-name="P46"/>
      <text:p text:style-name="Textbody"><text:span text:style-name="T47">Question:5</text:span></text:p>
      <text:p text:style-name="P48">Locate a specific link using its visible text (e.g., a link with text “Contact Us”) and click on it.</text:p>
      <text:p text:style-name="Textbody"><text:span text:style-name="T49">When is it advantageous to use<text:s/></text:span><text:span text:style-name="T50">link text</text:span><text:span text:style-name="T51"><text:s/>over other locators?</text:span></text:p>
      <text:p text:style-name="P52">import time<text:line-break/><text:line-break/>from selenium import webdriver<text:line-break/>from selenium.webdriver.chrome.service import Service<text:line-break/>from selenium.webdriver.common.by import By<text:line-break/><text:line-break/>serviceObj=Service(r"D:\BEBO-tech\drivers\chromedriver-win64\chromedriver.exe")<text:line-break/>dr=webdriver.Chrome(service=serviceObj)<text:line-break/>dr.get("http://www.automationpractice.pl/index.php")<text:line-break/># signup<text:line-break/>dr.find_element(By.LINK_TEXT,"Sign in").click()<text:line-break/>time.sleep(5)</text:p>
      <text:p text:style-name="P53"/>
      <text:p text:style-name="Textbody"><text:span text:style-name="T54">Question:6</text:span></text:p>
      <text:p text:style-name="P55"><text:span text:style-name="T56">Locate a link using part of its visible text ( "</text:span><text:span text:style-name="T57">Contact us <text:s/></text:span><text:span text:style-name="T58">") and click on it.</text:span></text:p>
      <text:p text:style-name="Textbody"><text:span text:style-name="T59">How does<text:s/></text:span><text:span text:style-name="T60">partial link text</text:span><text:span text:style-name="T61"><text:s/>differ in behavior from<text:s/></text:span><text:span text:style-name="T62">link text</text:span><text:span text:style-name="T63">?</text:span></text:p>
      <text:p text:style-name="P64">import time<text:line-break/><text:line-break/>from selenium import webdriver<text:line-break/>from selenium.webdriver.chrome.service import Service<text:line-break/>from selenium.webdriver.common.by import By<text:line-break/><text:line-break/>serviceObj=Service(r"D:\BEBO-tech\drivers\chromedriver-win64\chromedriver.exe")<text:line-break/>dr=webdriver.Chrome(service=serviceObj)<text:line-break/>dr.get("http://www.automationpractice.pl/index.php")<text:line-break/># signup<text:line-break/>dr.find_element(By.LINK_TEXT,"Contact us").click()<text:line-break/>time.sleep(5)</text:p>
      <text:p text:style-name="P65"/>
      <text:p text:style-name="Textbody"><text:span text:style-name="T66">Question:7</text:span></text:p>
      <text:p text:style-name="P67">Use a CSS Selector to locate a button by its class and ID and perform a click action.</text:p>
      <text:p text:style-name="P68">Why might you choose CSS Selectors over XPath?</text:p>
      <text:p text:style-name="P69">import time<text:line-break/>from selenium import webdriver<text:line-break/>from selenium.webdriver.common.by import By<text:line-break/>from selenium.webdriver.chrome.service import Service<text:line-break/><text:line-break/><text:line-break/>sobj=Service(r"D:\BEBO-tech\drivers\chromedriver-win64\chromedriver.exe")<text:line-break/>driver=webdriver.Chrome(service=sobj)<text:line-break/>driver.get("http://www.automationpractice.pl/index.php")<text:line-break/>searchBox=driver.find_element(By.NAME,"search_query")<text:line-break/>searchBox.send_keys("search box")<text:line-break/>time.sleep(2)<text:line-break/>clk=driver.find_element(By.CSS_SELECTOR,"button[name=submit_search]")<text:line-break/>clk.click()</text:p>
      <text:p text:style-name="P70"/>
      <text:p text:style-name="Textbody"><text:span text:style-name="T71">Question:8</text:span></text:p>
      <text:p text:style-name="P72"><text:span text:style-name="T73">Use XPath to locate an element(</text:span><text:span text:style-name="T74">Follow us on Facebook</text:span><text:span text:style-name="T75"><text:s/>) with a specific attribute and perform a click action.</text:span></text:p>
      <text:p text:style-name="P76">How can relative XPath be beneficial over absolute XPath?</text:p>
      <text:p text:style-name="P77">import time<text:line-break/>from selenium import webdriver<text:line-break/>from selenium.webdriver.common.by import By<text:line-break/>from selenium.webdriver.chrome.service import Service<text:line-break/><text:line-break/><text:line-break/>sobj=Service(r"D:\BEBO-tech\drivers\chromedriver-win64\chromedriver.exe")<text:line-break/>driver=webdriver.Chrome(service=sobj)<text:line-break/>driver.get("http://www.automationpractice.pl/index.php")<text:line-break/>driver.find_element(By.XPATH,"//*[@class='_blank']").click()<text:line-break/>time.sleep(2)</text:p>
      <text:p text:style-name="P78"/>
      <text:p text:style-name="Textbody"><text:span text:style-name="T79">Question:9</text:span></text:p>
      <text:p text:style-name="P80">Use a combination of locators (e.g., CSS selector for a parent element and then locate a child element using XPath) to find a specific element.</text:p>
      <text:p text:style-name="P81">In what situations would combining locators be helpful?</text:p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twinder Singh</meta:initial-creator>
    <dc:creator>Satwinder Singh</dc:creator>
    <meta:creation-date>2024-12-22T17:08:00Z</meta:creation-date>
    <dc:date>2024-12-22T17:08:00Z</dc:date>
    <meta:print-date>2024-12-22T12:26:00Z</meta:print-date>
    <meta:template xlink:href="Normal.dotm" xlink:type="simple"/>
    <meta:editing-cycles>3</meta:editing-cycles>
    <meta:editing-duration>PT16500S</meta:editing-duration>
    <meta:document-statistic meta:page-count="1" meta:paragraph-count="10" meta:word-count="766" meta:character-count="5128" meta:row-count="36" meta:non-whitespace-character-count="4372"/>
  </office:meta>
</office:document-meta>
</file>